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480000028F18EC41DC4EEA7FD5.png" manifest:media-type="image/png"/>
  <manifest:file-entry manifest:full-path="Pictures/10000000000004820000009173297A2FE4B612C5.png" manifest:media-type="image/png"/>
  <manifest:file-entry manifest:full-path="Pictures/10000000000004DD0000025D952DE71729B85BC3.png" manifest:media-type="image/png"/>
  <manifest:file-entry manifest:full-path="Pictures/1000000000000544000001D71BD9B89AF18A79C5.png" manifest:media-type="image/png"/>
  <manifest:file-entry manifest:full-path="Pictures/1000000000000428000002B63DD688A0DC133CA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0060" officeooo:paragraph-rsid="00120060"/>
    </style:style>
    <style:style style:name="P2" style:family="paragraph" style:parent-style-name="Standard">
      <style:text-properties officeooo:rsid="00120060" officeooo:paragraph-rsid="00120060"/>
    </style:style>
    <style:style style:name="P3" style:family="paragraph" style:parent-style-name="Standard">
      <style:paragraph-properties fo:break-before="page"/>
      <style:text-properties officeooo:rsid="00120060" officeooo:paragraph-rsid="001200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uke Zhang</text:p>
      <text:p text:style-name="P1"/>
      <text:p text:style-name="P1">1-ASIR</text:p>
      <text:p text:style-name="P1"/>
      <text:p text:style-name="P1"/>
      <text:p text:style-name="P1"><draw:frame draw:style-name="fr1" draw:name="Imagen1" text:anchor-type="char" svg:x="0.023cm" svg:y="0.162cm" svg:width="17cm" svg:height="8.236cm" draw:z-index="0"><draw:image xlink:href="Pictures/10000000000005480000028F18EC41DC4EEA7FD5.png" xlink:type="simple" xlink:show="embed" xlink:actuate="onLoad" draw:mime-type="image/png"/></draw:frame></text:p>
      <text:p text:style-name="P1"><draw:frame draw:style-name="fr1" draw:name="Imagen2" text:anchor-type="char" svg:x="0.002cm" svg:y="0.67cm" svg:width="17cm" svg:height="5.939cm" draw:z-index="1"><draw:image xlink:href="Pictures/1000000000000544000001D71BD9B89AF18A79C5.png" xlink:type="simple" xlink:show="embed" xlink:actuate="onLoad" draw:mime-type="image/png"/></draw:frame></text:p>
      <text:p text:style-name="P3"><draw:frame draw:style-name="fr2" draw:name="Imagen3" text:anchor-type="char" svg:width="17cm" svg:height="8.26cm" draw:z-index="2"><draw:image xlink:href="Pictures/10000000000004DD0000025D952DE71729B85BC3.png" xlink:type="simple" xlink:show="embed" xlink:actuate="onLoad" draw:mime-type="image/png"/></draw:frame><draw:frame draw:style-name="fr1" draw:name="Imagen4" text:anchor-type="char" svg:x="0.065cm" svg:y="8.687cm" svg:width="17cm" svg:height="11.088cm" draw:z-index="3"><draw:image xlink:href="Pictures/1000000000000428000002B63DD688A0DC133CA9.png" xlink:type="simple" xlink:show="embed" xlink:actuate="onLoad" draw:mime-type="image/png"/></draw:frame><draw:frame draw:style-name="fr1" draw:name="Imagen5" text:anchor-type="char" svg:x="0.33cm" svg:y="21.387cm" svg:width="17cm" svg:height="2.136cm" draw:z-index="4"><draw:image xlink:href="Pictures/10000000000004820000009173297A2FE4B612C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3T09:10:57.025000000</meta:creation-date>
    <dc:date>2024-04-03T09:14:27.849000000</dc:date>
    <meta:editing-duration>PT2M46S</meta:editing-duration>
    <meta:editing-cycles>3</meta:editing-cycles>
    <meta:generator>LibreOffice/7.5.0.3$Windows_X86_64 LibreOffice_project/c21113d003cd3efa8c53188764377a8272d9d6de</meta:generator>
    <meta:document-statistic meta:table-count="0" meta:image-count="5" meta:object-count="0" meta:page-count="2" meta:paragraph-count="2" meta:word-count="3" meta:character-count="16" meta:non-whitespace-character-count="15"/>
  </office:meta>
</office:document-meta>
</file>